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6" style:family="table-column">
      <style:table-column-properties style:column-width="0.45in"/>
    </style:style>
    <style:style style:name="TableColumn17" style:family="table-column">
      <style:table-column-properties style:column-width="2.0027in"/>
    </style:style>
    <style:style style:name="TableColumn18" style:family="table-column">
      <style:table-column-properties style:column-width="1.1069in"/>
    </style:style>
    <style:style style:name="TableColumn19" style:family="table-column">
      <style:table-column-properties style:column-width="1.3444in"/>
    </style:style>
    <style:style style:name="TableColumn20" style:family="table-column">
      <style:table-column-properties style:column-width="2.3902in"/>
    </style:style>
    <style:style style:name="TableColumn21" style:family="table-column">
      <style:table-column-properties style:column-width="2.5173in"/>
    </style:style>
    <style:style style:name="Table15" style:family="table">
      <style:table-properties style:width="9.8118in" fo:margin-left="0in" table:align="center"/>
    </style:style>
    <style:style style:name="TableRow22" style:family="table-row">
      <style:table-row-properties style:min-row-height="0.1527in"/>
    </style:style>
    <style:style style:name="TableCell2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25" style:parent-style-name="預設段落字型" style:family="text">
      <style:text-properties style:font-name-asian="標楷體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/>
    </style:style>
    <style:style style:name="T28" style:parent-style-name="預設段落字型" style:family="text">
      <style:text-properties style:font-name="標楷體" style:font-name-asian="標楷體" fo:color="#FF0000"/>
    </style:style>
    <style:style style:name="T29" style:parent-style-name="預設段落字型" style:family="text">
      <style:text-properties style:font-name-asian="標楷體" fo:color="#FF0000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2" style:parent-style-name="預設段落字型" style:family="text">
      <style:text-properties style:font-name-asian="標楷體"/>
    </style:style>
    <style:style style:name="TableCell3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5" style:family="table-row">
      <style:table-row-properties style:min-row-height="0.2416in"/>
    </style:style>
    <style:style style:name="TableCell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 fo:margin-right="0.1916in" fo:text-indent="0.2333in"/>
      <style:text-properties style:font-name-asian="標楷體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/>
    </style:style>
    <style:style style:name="T40" style:parent-style-name="預設段落字型" style:family="text">
      <style:text-properties style:font-name="標楷體" style:font-name-asian="標楷體" fo:color="#FF0000"/>
    </style:style>
    <style:style style:name="T41" style:parent-style-name="預設段落字型" style:family="text">
      <style:text-properties style:font-name-asian="標楷體" fo:color="#FF0000"/>
    </style:style>
    <style:style style:name="T42" style:parent-style-name="預設段落字型" style:family="text">
      <style:text-properties style:font-name-asian="標楷體" fo:color="#FF0000"/>
    </style:style>
    <style:style style:name="T43" style:parent-style-name="預設段落字型" style:family="text">
      <style:text-properties style:font-name="標楷體" style:font-name-asian="標楷體" fo:color="#FF0000"/>
    </style:style>
    <style:style style:name="T44" style:parent-style-name="預設段落字型" style:family="text">
      <style:text-properties style:font-name-asian="標楷體" fo:color="#FF0000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-asian="標楷體"/>
    </style:style>
    <style:style style:name="TableCell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fo:margin-top="0.0416in" fo:margin-bottom="0.0416in"/>
    </style:style>
    <style:style style:name="T52" style:parent-style-name="預設段落字型" style:family="text">
      <style:text-properties style:font-name-asian="標楷體" fo:color="#FF0000"/>
    </style:style>
    <style:style style:name="T53" style:parent-style-name="預設段落字型" style:family="text">
      <style:text-properties style:font-name-asian="標楷體" fo:color="#FF0000"/>
    </style:style>
    <style:style style:name="T54" style:parent-style-name="預設段落字型" style:family="text">
      <style:text-properties style:font-name-asian="標楷體" fo:color="#FF0000"/>
    </style:style>
    <style:style style:name="T55" style:parent-style-name="預設段落字型" style:family="text">
      <style:text-properties style:font-name-asian="標楷體" fo:color="#FF0000"/>
    </style:style>
    <style:style style:name="T56" style:parent-style-name="預設段落字型" style:family="text">
      <style:text-properties style:font-name-asian="標楷體" fo:color="#FF0000"/>
    </style:style>
    <style:style style:name="T57" style:parent-style-name="預設段落字型" style:family="text">
      <style:text-properties style:font-name-asian="標楷體" fo:color="#FF0000"/>
    </style:style>
    <style:style style:name="TableRow58" style:family="table-row">
      <style:table-row-properties style:min-row-height="0.2416in"/>
    </style:style>
    <style:style style:name="TableCell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/>
    </style:style>
    <style:style style:name="T68" style:parent-style-name="預設段落字型" style:family="text">
      <style:text-properties style:font-name-asian="標楷體"/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標楷體"/>
    </style:style>
    <style:style style:name="TableCell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top="0.0416in" fo:margin-bottom="0.0416in"/>
    </style:style>
    <style:style style:name="T73" style:parent-style-name="預設段落字型" style:family="text">
      <style:text-properties style:font-name-asian="標楷體" fo:color="#FF0000"/>
    </style:style>
    <style:style style:name="T74" style:parent-style-name="預設段落字型" style:family="text">
      <style:text-properties style:font-name-asian="標楷體" fo:color="#FF0000"/>
    </style:style>
    <style:style style:name="T75" style:parent-style-name="預設段落字型" style:family="text">
      <style:text-properties style:font-name-asian="標楷體" fo:color="#FF0000"/>
    </style:style>
    <style:style style:name="T76" style:parent-style-name="預設段落字型" style:family="text">
      <style:text-properties style:font-name-asian="標楷體" fo:color="#FF0000"/>
    </style:style>
    <style:style style:name="TableRow77" style:family="table-row">
      <style:table-row-properties style:min-row-height="0.3861in"/>
    </style:style>
    <style:style style:name="TableCell7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margin-top="0.0416in" fo:margin-bottom="0.0416in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/>
    </style:style>
    <style:style style:name="T83" style:parent-style-name="預設段落字型" style:family="text">
      <style:text-properties style:font-name-asian="標楷體"/>
    </style:style>
    <style:style style:name="P84" style:parent-style-name="內文" style:family="paragraph">
      <style:paragraph-properties style:snap-to-layout-grid="false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/>
      <style:text-properties style:font-name-asian="標楷體"/>
    </style:style>
    <style:style style:name="P90" style:parent-style-name="內文" style:family="paragraph">
      <style:paragraph-properties style:snap-to-layout-grid="false" fo:text-align="center" fo:margin-right="-0.1048in" fo:text-indent="-0.075in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</style:style>
    <style:style style:name="T96" style:parent-style-name="預設段落字型" style:family="text">
      <style:text-properties style:font-name-asian="標楷體"/>
    </style:style>
    <style:style style:name="P97" style:parent-style-name="內文" style:family="paragraph">
      <style:paragraph-properties style:snap-to-layout-grid="false" fo:text-align="center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-asian="標楷體"/>
    </style:style>
    <style:style style:name="P103" style:parent-style-name="內文" style:family="paragraph">
      <style:paragraph-properties style:snap-to-layout-grid="false" fo:text-align="center"/>
    </style:style>
    <style:style style:name="T104" style:parent-style-name="預設段落字型" style:family="text">
      <style:text-properties style:font-name-asian="標楷體"/>
    </style:style>
    <style:style style:name="TableRow105" style:family="table-row">
      <style:table-row-properties style:min-row-height="0.2951in"/>
    </style:style>
    <style:style style:name="TableCell1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justify" fo:margin-top="0.0416in" fo:margin-bottom="0.0416in" fo:margin-left="0.0006in">
        <style:tab-stops/>
      </style:paragraph-properties>
      <style:text-properties style:font-name-asian="標楷體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16" style:family="table-row">
      <style:table-row-properties style:min-row-height="0.2951in"/>
    </style:style>
    <style:style style:name="TableCell11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margin-top="0.0416in" fo:margin-bottom="0.0416in"/>
      <style:text-properties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margin-top="0.0333in" fo:margin-bottom="0.0333in"/>
      <style:text-properties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27" style:family="table-row">
      <style:table-row-properties style:min-row-height="0.2951in"/>
    </style:style>
    <style:style style:name="TableCell1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margin-top="0.0416in" fo:margin-bottom="0.0416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margin-top="0.0333in" fo:margin-bottom="0.0333in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8" style:family="table-row">
      <style:table-row-properties style:min-row-height="0.2951in"/>
    </style:style>
    <style:style style:name="TableCell1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margin-top="0.0416in" fo:margin-bottom="0.0416in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margin-top="0.0333in" fo:margin-bottom="0.0333in"/>
      <style:text-properties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49" style:family="table-row">
      <style:table-row-properties style:min-row-height="0.2951in"/>
    </style:style>
    <style:style style:name="TableCell15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margin-top="0.0416in" fo:margin-bottom="0.0416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margin-top="0.0333in" fo:margin-bottom="0.0333in"/>
      <style:text-properties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60" style:family="table-row">
      <style:table-row-properties style:min-row-height="0.2951in"/>
    </style:style>
    <style:style style:name="TableCell1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margin-top="0.0416in" fo:margin-bottom="0.0416in"/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margin-top="0.0333in" fo:margin-bottom="0.0333in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71" style:family="table-row">
      <style:table-row-properties style:min-row-height="0.2951in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margin-top="0.0416in" fo:margin-bottom="0.0416in"/>
      <style:text-properties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margin-top="0.0333in" fo:margin-bottom="0.0333in"/>
      <style:text-properties style:font-name-asian="標楷體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82" style:family="table-row">
      <style:table-row-properties style:min-row-height="0.2951in"/>
    </style:style>
    <style:style style:name="TableCell18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margin-top="0.0333in" fo:margin-bottom="0.0333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93" style:family="table-row">
      <style:table-row-properties style:min-row-height="0.2951in"/>
    </style:style>
    <style:style style:name="TableCell19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margin-top="0.0333in" fo:margin-bottom="0.0333in"/>
      <style:text-properties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04" style:family="table-row">
      <style:table-row-properties style:min-row-height="0.2291in"/>
    </style:style>
    <style:style style:name="TableCell20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margin-top="0.0333in" fo:margin-bottom="0.0333in"/>
      <style:text-properties style:font-name-asian="標楷體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15" style:family="table-row">
      <style:table-row-properties style:min-row-height="0.2291in"/>
    </style:style>
    <style:style style:name="TableCell2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margin-top="0.0333in" fo:margin-bottom="0.0333in"/>
      <style:text-properties style:font-name-asian="標楷體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26" style:family="table-row">
      <style:table-row-properties style:min-row-height="0.2291in"/>
    </style:style>
    <style:style style:name="TableCell22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margin-top="0.0333in" fo:margin-bottom="0.0333in"/>
      <style:text-properties style:font-name-asian="標楷體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37" style:family="table-row">
      <style:table-row-properties style:min-row-height="0.6166in"/>
    </style:style>
    <style:style style:name="TableCell238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text-align="center" fo:margin-top="0.0416in" fo:margin-bottom="0.0416in"/>
    </style:style>
    <style:style style:name="T240" style:parent-style-name="預設段落字型" style:family="text">
      <style:text-properties style:font-name-asian="標楷體" fo:font-size="11pt" style:font-size-asian="11pt" style:font-size-complex="11pt"/>
    </style:style>
    <style:style style:name="TableCell24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3" style:parent-style-name="預設段落字型" style:family="text">
      <style:text-properties style:font-name-asian="標楷體"/>
    </style:style>
    <style:style style:name="T244" style:parent-style-name="預設段落字型" style:family="text">
      <style:text-properties style:font-name-asian="標楷體"/>
    </style:style>
    <style:style style:name="T245" style:parent-style-name="預設段落字型" style:family="text">
      <style:text-properties style:font-name-asian="標楷體"/>
    </style:style>
    <style:style style:name="T246" style:parent-style-name="預設段落字型" style:family="text">
      <style:text-properties style:font-name-asian="標楷體"/>
    </style:style>
    <style:style style:name="P24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8" style:parent-style-name="預設段落字型" style:family="text">
      <style:text-properties style:font-name-asian="標楷體"/>
    </style:style>
    <style:style style:name="T249" style:parent-style-name="預設段落字型" style:family="text">
      <style:text-properties style:font-name-asian="標楷體"/>
    </style:style>
    <style:style style:name="T25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5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5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5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5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5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56" style:parent-style-name="預設段落字型" style:family="text">
      <style:text-properties style:font-name-asian="標楷體"/>
    </style:style>
    <style:style style:name="T257" style:parent-style-name="預設段落字型" style:family="text">
      <style:text-properties style:font-name-asian="標楷體"/>
    </style:style>
    <style:style style:name="P25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59" style:parent-style-name="預設段落字型" style:family="text">
      <style:text-properties style:font-name-asian="標楷體"/>
    </style:style>
    <style:style style:name="T260" style:parent-style-name="預設段落字型" style:family="text">
      <style:text-properties style:font-name-asian="標楷體"/>
    </style:style>
    <style:style style:name="T261" style:parent-style-name="預設段落字型" style:family="text">
      <style:text-properties style:font-name-asian="標楷體"/>
    </style:style>
    <style:style style:name="T262" style:parent-style-name="預設段落字型" style:family="text">
      <style:text-properties style:font-name-asian="標楷體"/>
    </style:style>
    <style:style style:name="T263" style:parent-style-name="預設段落字型" style:family="text">
      <style:text-properties style:font-name-asian="標楷體"/>
    </style:style>
    <style:style style:name="P264" style:parent-style-name="內文" style:family="paragraph">
      <style:paragraph-properties fo:margin-top="0.0416in" fo:margin-bottom="0.0416in"/>
      <style:text-properties style:font-name="標楷體" style:font-name-asian="標楷體" fo:color="#000000" style:letter-kerning="false" fo:font-size="14pt" style:font-size-asian="14pt" style:font-size-complex="14pt"/>
    </style:style>
    <style:style style:name="P265" style:parent-style-name="內文" style:family="paragraph">
      <style:paragraph-properties fo:margin-top="0.0416in" fo:margin-bottom="0.0416in"/>
    </style:style>
    <style:style style:name="T26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7" style:parent-style-name="預設段落字型" style:family="text">
      <style:text-properties fo:color="#000000" style:letter-kerning="false" fo:font-size="14pt" style:font-size-asian="14pt" style:font-size-complex="14pt"/>
    </style:style>
    <style:style style:name="T268" style:parent-style-name="預設段落字型" style:family="text">
      <style:text-properties fo:color="#000000" style:letter-kerning="false" fo:font-size="14pt" style:font-size-asian="14pt" style:font-size-complex="14pt"/>
    </style:style>
    <style:style style:name="T269" style:parent-style-name="預設段落字型" style:family="text">
      <style:text-properties fo:color="#000000" style:letter-kerning="false" fo:font-size="14pt" style:font-size-asian="14pt" style:font-size-complex="14pt"/>
    </style:style>
    <style:style style:name="T270" style:parent-style-name="預設段落字型" style:family="text">
      <style:text-properties fo:color="#000000" style:letter-kerning="false" fo:font-size="14pt" style:font-size-asian="14pt" style:font-size-complex="14pt"/>
    </style:style>
    <style:style style:name="T27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</text:span><text:span text:style-name="T8"><text:s text:c="2"/></text:span><text:span text:style-name="T9">動力驅動之離心機械</text:span><text:span text:style-name="T10"><text:s/></text:span><text:span text:style-name="T11">定期檢查表</text:span><text:span text:style-name="T12">(</text:span><text:span text:style-name="T13">每年</text:span><text:span text:style-name="T14">)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<text:span text:style-name="T25">負責單位</text:span></text:p>
          </table:table-cell>
          <table:covered-table-cell/>
          <table:table-cell table:style-name="TableCell26" table:number-columns-spanned="2">
            <text:p text:style-name="P27"><text:span text:style-name="T28">○○</text:span><text:span text:style-name="T29">系</text:span></text:p>
          </table:table-cell>
          <table:covered-table-cell/>
          <table:table-cell table:style-name="TableCell30">
            <text:p text:style-name="P31"><text:span text:style-name="T32">檢查人員</text:span></text:p>
          </table:table-cell>
          <table:table-cell table:style-name="TableCell33">
            <text:p text:style-name="P34">OOO</text:p>
          </table:table-cell>
        </table:table-row>
        <table:table-row table:style-name="TableRow35">
          <table:table-cell table:style-name="TableCell36" table:number-columns-spanned="2">
            <text:p text:style-name="P37">實驗場所名稱(編號)</text:p>
          </table:table-cell>
          <table:covered-table-cell/>
          <table:table-cell table:style-name="TableCell38" table:number-columns-spanned="2">
            <text:p text:style-name="P39"><text:span text:style-name="T40">○○○</text:span><text:span text:style-name="T41">實驗室</text:span><text:span text:style-name="T42">(</text:span><text:span text:style-name="T43">○○○</text:span><text:span text:style-name="T44">)</text:span></text:p>
          </table:table-cell>
          <table:covered-table-cell/>
          <table:table-cell table:style-name="TableCell45">
            <text:p text:style-name="P46"><text:span text:style-name="T47">檢查日期</text:span><text:span text:style-name="T48"><text:s text:c="30"/></text:span><text:span text:style-name="T49"><text:s text:c="3"/></text:span></text:p>
          </table:table-cell>
          <table:table-cell table:style-name="TableCell50">
            <text:p text:style-name="P51"><text:span text:style-name="T52">107</text:span><text:span text:style-name="T53">年</text:span><text:span text:style-name="T54">3</text:span><text:span text:style-name="T55">月</text:span><text:span text:style-name="T56">3</text:span><text:span text:style-name="T57">日</text:span></text:p>
          </table:table-cell>
        </table:table-row>
        <table:table-row table:style-name="TableRow58">
          <table:table-cell table:style-name="TableCell59" table:number-columns-spanned="2">
            <text:p text:style-name="P60"><text:span text:style-name="T61">設</text:span><text:span text:style-name="T62"><text:s/></text:span><text:span text:style-name="T63">備</text:span><text:span text:style-name="T64"><text:s/></text:span><text:span text:style-name="T65">名</text:span><text:span text:style-name="T66"><text:s/></text:span><text:span text:style-name="T67">稱</text:span><text:span text:style-name="T68">(</text:span><text:span text:style-name="T69">規格</text:span><text:span text:style-name="T70">)</text:span></text:p>
          </table:table-cell>
          <table:covered-table-cell/>
          <table:table-cell table:style-name="TableCell71" table:number-columns-spanned="4">
            <text:p text:style-name="P72"><text:span text:style-name="T73">動力式離心研磨機</text:span><text:span text:style-name="T74">(2HP</text:span><text:span text:style-name="T75">，</text:span><text:span text:style-name="T76">1000 rpm)</text:span></text:p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>
            <text:p text:style-name="P79"><text:span text:style-name="T80">項次</text:span></text:p>
          </table:table-cell>
          <table:table-cell table:style-name="TableCell81" table:number-columns-spanned="2">
            <text:p text:style-name="P82"><text:span text:style-name="T83">檢查部分</text:span></text:p>
            <text:p text:style-name="P84"><text:span text:style-name="T85">(</text:span><text:span text:style-name="T86">檢附包括有關之工作流程圖、機械設備結構圖</text:span><text:span text:style-name="T87">)</text:span></text:p>
          </table:table-cell>
          <table:covered-table-cell/>
          <table:table-cell table:style-name="TableCell88">
            <text:p text:style-name="P89">檢查方法</text:p>
            <text:p text:style-name="P90"><text:span text:style-name="T91">(</text:span><text:span text:style-name="T92">目測、操作或量測等</text:span><text:span text:style-name="T93">)</text:span></text:p>
          </table:table-cell>
          <table:table-cell table:style-name="TableCell94">
            <text:p text:style-name="P95"><text:span text:style-name="T96">檢查結果</text:span></text:p>
            <text:p text:style-name="P97"><text:span text:style-name="T98">(</text:span><text:span text:style-name="T99">包括發現危害、分析危害因素</text:span><text:span text:style-name="T100">)</text:span></text:p>
          </table:table-cell>
          <table:table-cell table:style-name="TableCell101">
            <text:p text:style-name="P102">依檢查結果應採取</text:p>
            <text:p text:style-name="P103"><text:span text:style-name="T104">改善措施之內容</text:span></text:p>
          </table:table-cell>
        </table:table-row>
        <table:table-row table:style-name="TableRow105">
          <table:table-cell table:style-name="TableCell106">
            <text:p text:style-name="P107">1</text:p>
          </table:table-cell>
          <table:table-cell table:style-name="TableCell108" table:number-columns-spanned="2">
            <text:p text:style-name="P109">回轉體</text:p>
          </table:table-cell>
          <table:covered-table-cell/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 table:number-columns-spanned="2">
            <text:p text:style-name="P120">主軸軸承</text:p>
          </table:table-cell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3</text:p>
          </table:table-cell>
          <table:table-cell table:style-name="TableCell130" table:number-columns-spanned="2">
            <text:p text:style-name="P131">制動器</text:p>
          </table:table-cell>
          <table:covered-table-cell/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4</text:p>
          </table:table-cell>
          <table:table-cell table:style-name="TableCell141" table:number-columns-spanned="2">
            <text:p text:style-name="P142">外殼</text:p>
          </table:table-cell>
          <table:covered-table-cell/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5</text:p>
          </table:table-cell>
          <table:table-cell table:style-name="TableCell152" table:number-columns-spanned="2">
            <text:p text:style-name="P153">配線、接地線、電源開關</text:p>
          </table:table-cell>
          <table:covered-table-cell/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6</text:p>
          </table:table-cell>
          <table:table-cell table:style-name="TableCell163" table:number-columns-spanned="2">
            <text:p text:style-name="P164">設備之附屬螺栓</text:p>
          </table:table-cell>
          <table:covered-table-cell/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7</text:p>
          </table:table-cell>
          <table:table-cell table:style-name="TableCell174" table:number-columns-spanned="2">
            <text:p text:style-name="P175">其他(如漏電斷路器)</text:p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8</text:p>
          </table:table-cell>
          <table:table-cell table:style-name="TableCell185" table:number-columns-spanned="2">
            <text:p text:style-name="P186"/>
          </table:table-cell>
          <table:covered-table-cell/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9</text:p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0</text:p>
          </table:table-cell>
          <table:table-cell table:style-name="TableCell207" table:number-columns-spanned="2">
            <text:p text:style-name="P208"/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11</text:p>
          </table:table-cell>
          <table:table-cell table:style-name="TableCell218" table:number-columns-spanned="2">
            <text:p text:style-name="P219"/>
          </table:table-cell>
          <table:covered-table-cell/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12</text:p>
          </table:table-cell>
          <table:table-cell table:style-name="TableCell229" table:number-columns-spanned="2">
            <text:p text:style-name="P230"/>
          </table:table-cell>
          <table:covered-table-cell/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注意事項</text:span></text:p>
          </table:table-cell>
          <table:table-cell table:style-name="TableCell241" table:number-columns-spanned="5">
            <text:p text:style-name="P242"><text:span text:style-name="T243">1.</text:span><text:span text:style-name="T244">依職業安全衛生管理辦法第</text:span><text:span text:style-name="T245">18</text:span><text:span text:style-name="T246">條實施。</text:span></text:p>
            <text:p text:style-name="P247"><text:span text:style-name="T248">2.</text:span><text:span text:style-name="T249">檢查週期：</text:span><text:span text:style-name="T250">1</text:span><text:span text:style-name="T251">次</text:span><text:span text:style-name="T252">/</text:span><text:span text:style-name="T253">年，</text:span><text:span text:style-name="T254">表格完成後請自行保存三年，以供備查。</text:span></text:p>
            <text:p text:style-name="P255"><text:span text:style-name="T256">3.</text:span><text:span text:style-name="T257">檢查結果應詳實紀錄，註明為良好、不佳或劣化，若有實測數據者，請確實填寫；發現異常時，請立即報修。</text:span></text:p>
            <text:p text:style-name="P258"><text:span text:style-name="T259">(</text:span><text:span text:style-name="T260">危害因素：含機械傷害、墜落、危險物及有害物、感電、缺氧、噪音、振動、輻射、溫差、作業環境、火災爆炸、人因</text:span><text:span text:style-name="T261">…</text:span><text:span text:style-name="T262">等</text:span><text:span text:style-name="T263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4"/>
      <text:p text:style-name="P265"><text:span text:style-name="T266">檢查人員：</text:span><text:span text:style-name="T267"> </text:span><text:span text:style-name="T268"><text:s text:c="16"/></text:span><text:span text:style-name="T269">　　　　　　　　　　　　　</text:span><text:span text:style-name="T270"><text:s text:c="4"/></text:span><text:span text:style-name="T271">工作</text:span><text:span text:style-name="T272">場所</text:span><text:span text:style-name="T273">負</text:span><text:span text:style-name="T274">責</text:span><text:span text:style-name="T275">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4:00Z</meta:creation-date>
    <dc:date>2018-04-23T09:54:00Z</dc:date>
    <meta:print-date>2009-04-16T05:2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92" meta:row-count="4" meta:non-whitespace-character-count="505"/>
  </office:meta>
</office:document-meta>
</file>